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Chapter 14<text:line-break/>Setting up and Customizing</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i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it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m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LibreOffice options<text:tab/>5</text:a></text:p>
            <text:p text:style-name="P76"><text:a xlink:type="simple" xlink:href="#__RefHeading__30887_50982823" text:style-name="Index_20_Link" text:visited-style-name="Index_20_Link">User data<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Security Options and Warnings<text:tab/>7</text:a></text:p>
            <text:p text:style-name="P76"><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Options for loading and saving documents<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Compatibility<text:tab/>12</text:a></text:p>
            <text:p text:style-name="P77"><text:a xlink:type="simple" xlink:href="#__RefHeading__30907_50982823" text:style-name="Index_20_Link" text:visited-style-name="Index_20_Link">Calc-specific options<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Defaults<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Calculate<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Sort lists<text:tab/>22</text:a></text:p>
            <text:p text:style-name="P76"><text:a xlink:type="simple" xlink:href="#__RefHeading__30939_50982823" text:style-name="Index_20_Link" text:visited-style-name="Index_20_Link">Changes<text:tab/>23</text:a></text:p>
            <text:p text:style-name="P76"><text:a xlink:type="simple" xlink:href="#__RefHeading__2771_1436604195" text:style-name="Index_20_Link" text:visited-style-name="Index_20_Link">Compatibility<text:tab/>23</text:a></text:p>
            <text:p text:style-name="P76"><text:a xlink:type="simple" xlink:href="#__RefHeading__30941_50982823" text:style-name="Index_20_Link" text:visited-style-name="Index_20_Link">Grid options<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Default colors for charts<text:tab/>25</text:a></text:p>
            <text:p text:style-name="P77"><text:a xlink:type="simple" xlink:href="#__RefHeading__30949_50982823" text:style-name="Index_20_Link" text:visited-style-name="Index_20_Link">AutoCorrect functions<text:tab/>25</text:a></text:p>
            <text:p text:style-name="P77"><text:a xlink:type="simple" xlink:href="#__RefHeading__30951_50982823" text:style-name="Index_20_Link" text:visited-style-name="Index_20_Link">Customizing the user interface<text:tab/>26</text:a></text:p>
            <text:p text:style-name="P76"><text:a xlink:type="simple" xlink:href="#__RefHeading__30955_50982823" text:style-name="Index_20_Link" text:visited-style-name="Index_20_Link">Menu content<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Notebook bar<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Running macros from key combination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his chapter briefly presents some of the setup options found under <text:span text:style-name="Strong_20_Emphasis">Tools &gt; Options</text:span> on the Menu bar. Additional options, and more details about the ones given here, are covered in the Help and in Chapters 2 (Setting up LibreOffice) and 14 (Customizing LibreOffice) in the <text:span text:style-name="Emphasis">Getting Started Guide</text:span>.</text:p>
      <text:p text:style-name="P7">This chapter also describes some common customizations to menus, toolbars, and keyboard shortcuts. Další úpravy lze provést nainstalováním rozšíření, které získáme ze stránky LibreOffice nebo z jiných zdrojů.</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3253988891" text:style-name="Numbering_20_1">
        <text:list-item text:start-value="1">
          <text:p text:style-name="Numbering_20_1">Choose <text:span text:style-name="Strong_20_Emphasis">Tools &gt; Options (LibreOffice &gt; Preferences</text:span> on macOS)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ser data" text:key1="LibreOffice options, setting"/>User data<text:bookmark-end text:name="__RefHeading__30887_50982823"/></text:h>
      <text:p text:style-name="P37">User data is used by templates and wizards in LibreOffice. For example, Calc uses the first and last name stored here to fill in the <text:span text:style-name="Emphasis">Created</text:span> and <text:span text:style-name="Emphasis">Modified</text:span> fields in the document properties, the optional <text:span text:style-name="Emphasis">Author</text:span> field is often used in the footer of a printed spreadsheet and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Tisk<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P88" text:outline-level="2"><text:bookmark-start text:name="__RefHeading___Toc448697_690378497"/><text:alphabetical-index-mark text:string-value="paths" text:key1="LibreOffice options, setting"/>Cesty<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bezpečnost" text:key1="LibreOffice options, setting"/>Zabezpečení<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46"><text:soft-page-break/>Security Options and Warnings</text:p>
      <text:p text:style-name="P36">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57">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The Certificate Path option appears only on Linux and macOS systems. V systému Windows používá LibreOffice k ukládání a načítání certifikátů výchozí umístění Windows.</text:p>
      <text:p text:style-name="P44">TSAs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0">Pro otevření hypertextových odkazů vyžadovat Ctrl-klepnutí</text:p>
      <text:p text:style-name="P66">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barvy aplikací" text:key1="LibreOffice options, setting"/>Barvy aplikací<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Pokročilé možnosti<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Zaškrtnutím této možnosti povolíme funkce, jejichž vývoj ještě není ukončen nebo obsahují chyby. Seznam těchto vlastností se pro různé verze liší.</text:p>
      <text:p text:style-name="Definition_20_Term">Enable macro recording (may be limited)</text:p>
      <text:p text:style-name="Text_20_body_20_indent">Zaškrtnutím této možnosti povolíme záznam maker s jistými omezeními.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Pokud není dialogové okno Možnosti otevřené, zvolíme v hlavní nabídce <text:span text:style-name="Strong_20_Emphasis">Nástroje &gt; Možnosti</text:span>. Click the expansion symbol (+ or triangle) by Load/Save on the left-hand side to display the list of load/save options pages.</text:p>
      <text:h text:style-name="Heading_20_2" text:outline-level="2"><text:bookmark-start text:name="__RefHeading__30899_50982823"/><text:alphabetical-index-mark text:string-value="obecné" text:key1="loading and saving options"/>Obecné<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general options</text:p></draw:text-box></draw:frame></text:p>
      <text:p text:style-name="P47"><text:soft-page-break/>Default File Format and ODF Settings</text:p>
      <text:p text:style-name="P58"><text:span text:style-name="Strong_20_Emphasis">ODF format version:</text:span> LibreOffice by default saves documents in OpenDocument Format (ODF) version 1.2 Extended. You will rarely need to change this for compatibility when exchanging files with other people.</text:p>
      <text:p text:style-name="P58"><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58">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lastnosti VBA<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Možnosti načítání a ukládání VBA (Visual Basic for Applications)"/>VBA (Visual Basic for Applications) macros in Microsoft Office documents that are opened in LibreOffice.</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Změněný kód se uloží v dokumentu ODF, ale nezachová se, pokud ho uložíme do formátu Microsoft Office.</text:p>
      <text:p text:style-name="P12">If you choose <text:span text:style-name="Strong_20_Emphasis">Save original Basic code</text:span>, the macros will not work in LibreOffice but are retained unchanged if you save the file into Microsoft Office format.</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text:soft-page-break/>spreadsheets or equations): convert them into or from the corresponding LibreOffice OLE object or load and save them in their original format.</text:p>
      <text:p text:style-name="P17">Select the [L] options to convert Microsoft OLE objects into the corresponding LibreOffice OLE objects when a Microsoft document is loaded into LibreOffice.</text:p>
      <text:p text:style-name="P17">Select the [S] options to convert LibreOffice OLE objects into the corresponding Microsoft OLE objects when a document is saved in a Microsoft format.</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Highlight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kompatibilita"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LibreOffice Basic macros must be located in the <text:soft-page-break/>header of the HTML document.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See Chapter 12, Macros, for more information.</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Copy local images to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h text:style-name="P89" text:outline-level="2"><text:alphabetical-index-mark text:string-value="obecné" text:key1="Calc options, setting"/>Obecné</text:h>
      <text:p text:style-name="P22">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0">Metrics</text:p>
      <text:p text:style-name="P66">Choose the unit of measurement used in spreadsheets and the default tab stops distance.</text:p>
      <text:p text:style-name="P50"><text:bookmark-start text:name="__RefHeading__30913_50982823"/>Update links when opening<text:bookmark-end text:name="__RefHeading__30913_50982823"/></text:p>
      <text:p text:style-name="P6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1">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2">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Zobrazení<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Figure <text:sequence text:ref-name="refFigure10" text:name="Figure" text:formula="ooow:Figure+1" style:num-format="1">11</text:sequence>: Selecting view options for Calc</text:p></draw:text-box></draw:frame></text:p>
      <text:p text:style-name="P68"><text:bookmark-start text:name="__RefHeading___Toc448701_690378497"/>Display section<text:bookmark-end text:name="__RefHeading___Toc448701_690378497"/></text:p>
      <text:p text:style-name="P13">Select various options for the onscreen display.</text:p>
      <text:p text:style-name="P48">Formulas</text:p>
      <text:p text:style-name="P60">Display the content of a cell as a formula or as the results of that formula.</text:p>
      <text:p text:style-name="P48">Zero values</text:p>
      <text:p text:style-name="P60">Display a zero in a cell when the cell has a value of zero, or display an empty cell.</text:p>
      <text:p text:style-name="P48">Comment indicator</text:p>
      <text:p text:style-name="P60">Select this option to show a small symbol in the top right corner of a cell that contains a comment. </text:p>
      <text:p text:style-name="P60">To always display a comment, right-click on the cell and select <text:span text:style-name="Strong_20_Emphasis">Show comment</text:span> from the context menu.</text:p>
      <text:p text:style-name="P48">Zvýrazňování hodnot</text:p>
      <text:p text:style-name="P60">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P48">Ukotvení</text:p>
      <text:p text:style-name="P60">If an inserted object, such as a picture, is anchored to a cell, an image of an anchor will appear in the cell to which the object is anchored. </text:p>
      <text:p text:style-name="P48">Text overflow</text:p>
      <text:p text:style-name="P60">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48">Show references in color</text:p>
      <text:p text:style-name="P60">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visual aids</text:p></draw:text-box></draw:frame></text:p>
      <text:p text:style-name="P67"><text:bookmark-start text:name="__RefHeading___Toc448703_690378497"/>Window section<text:bookmark-end text:name="__RefHeading___Toc448703_690378497"/></text:p>
      <text:p text:style-name="P13">The following elements of the spreadsheet window can be made visible or invisible: column and row headers, horizontal and vertical scroll bars, sheet tabs, and, if an outline has been defined, outline symbols.</text:p>
      <text:p text:style-name="P13">If the <text:span text:style-name="Strong_20_Emphasis">Sheet tabs</text:span> option is not selected, you can only switch between the sheets by using the Navigator.</text:p>
      <text:p text:style-name="P18">The <text:span text:style-name="Strong_20_Emphasis">Summary on search</text:span> option controls the display of the Search Results dialog, which is described in detail in Chapter 2, Entering, Editing, and Formatting Data.</text:p>
      <text:p text:style-name="P68"><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10711208725618" text:continue-numbering="true" text:style-name="Heading_20_Note">
        <text:list-item>
          <text:p text:style-name="P97">Poznámka</text:p>
        </text:list-item>
      </text:list>
      <text:p text:style-name="P29">To print grid lines, choose <text:span text:style-name="Strong_20_Emphasis">Format &gt; Page &gt; Sheet &gt; Print &gt; Grid</text:span>.</text:p>
      <text:p text:style-name="Definition_20_Term">Zalomení stránky</text:p>
      <text:p text:style-name="Text_20_body_20_indent">Specifies whether to view the page breaks within a defined print area.</text:p>
      <text:p text:style-name="Definition_20_Term">Helplines while moving</text:p>
      <text:p text:style-name="P61">Specifies whether to view helplines when moving drawings, frames, graphics, and other objects. These lines help you align objects.</text:p>
      <text:p text:style-name="P61">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0">Objects section</text:p>
      <text:p text:style-name="P22">Choose whether to show or hide graphics, charts, and drawing objects.</text:p>
      <text:p text:style-name="P70"><text:bookmark-start text:name="__RefHeading___Toc418832_690378497"/>Zoom section<text:bookmark-end text:name="__RefHeading___Toc418832_690378497"/></text:p>
      <text:p text:style-name="P22">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Figure <text:sequence text:ref-name="refFigure13" text:name="Figure" text:formula="ooow:Figure+1" style:num-format="1">14</text:sequence>: Calc calculation options</text:p></draw:text-box></draw:frame></text:p>
      <text:p text:style-name="Definition_20_Term"><text:soft-page-break/>Formulas wildcards section</text:p>
      <text:p text:style-name="Text_20_body">The <text:span text:style-name="Strong_20_Emphasis">Enable wildcards in formulas</text:span>, <text:span text:style-name="Strong_20_Emphasis">Enable regular expressions in formulas</text:span>, and <text:span text:style-name="Strong_20_Emphasis">No wildcards or regular expressions in formulas</text:span> are mutually exclusive.</text:p>
      <text:p text:style-name="P64"><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P64"><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P64"><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P69">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69">General Calculations section</text:p>
      <text:p text:style-name="P40">Specify a variety of options relevant to spreadsheet calculation.</text:p>
      <text:p text:style-name="P49">Case sensitive</text:p>
      <text:p text:style-name="P65">Specifies whether to distinguish between upper and lower case in texts when comparing cell contents. For example: type 'Test' in cell A1; and 'test' in B1. Then type the formula “=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49">Precision as shown</text:p>
      <text:p text:style-name="P6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49">Search criteria = and &lt;&gt; must apply to whole cells</text:p>
      <text:p text:style-name="P65">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 That is, searching for *day* will match Friday, Sunday, and days.</text:p>
      <text:p text:style-name="P49">Automatically find column and row labels</text:p>
      <text:p text:style-name="P65">Calc will name the range of data, under a column heading or to the right of a row heading, using the text in those headings.</text:p>
      <text:p text:style-name="P65"><text:soft-page-break/>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49">Limit decimals for general number format</text:p>
      <text:p text:style-name="P71">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68">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10710858772335" text:continue-list="list363678921" text:style-name="Heading_20_Caution">
        <text:list-item>
          <text:p text:style-name="Heading_20_Caution">Upozornění</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alphabetical-index-mark text:string-value="vzorec" text:key1="Calc options, setting"/>Vzorec<text:bookmark-end text:name="__RefHeading__2769_1436604195"/></text:h>
      <text:p text:style-name="Text_20_body">Use the <text:span text:style-name="Emphasis">LibreOffice Calc – Formula</text:span> page (Figure <text:sequence-ref text:reference-format="value" text:ref-name="refFigure14">15</text:sequence-ref>) to specify whether to use Calc or Excel syntax, as well as choosing which separators you prefer to use in formulas. The separators choices override the defaults in Calc and Excel syntax.</text:p>
      <text:p text:style-name="P50">Syntaxe vzorců</text:p>
      <text:p text:style-name="P66">Syntax is the format in which formulas are written. Choose the syntax most appropriate for your work. If you regularly open or save to Microsoft Excel formats, you may wish to use one of the Excel syntaxes.</text:p>
      <text:p text:style-name="P66">To illustrate the differences between syntaxes, assume a spreadsheet contains two sheets. The cell C4 can be referenced in three ways:</text:p>
      <text:p text:style-name="P66">Calc A1<text:span text:style-name="T137"> <text:s text:c="2"/>=$Sheet2.C4 – the default syntax for Calc.</text:span></text:p>
      <text:p text:style-name="P66">Excel A1 <text:s/>=Sheet2!C4 – the default of Microsoft Excel.</text:p>
      <text:p text:style-name="P66">Excel R1C1 <text:s/>=Sheet2!R[3]C[2] – the relative row and column addressing used in Excel.</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63">Recalculating formulas can take significant time while loading very large files.</text:p>
      <text:p text:style-name="P63"><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3"><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3"><text:soft-page-break/>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3">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39">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Defining a fill series” in Chapter 2, Entering, Editing, and Formatting Data.</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changes" text:key1="Calc options, setting"/>Changes<text:bookmark-end text:name="__RefHeading__30939_50982823"/></text:h>
      <text:p text:style-name="Text_20_body">In the Options dialog, choose <text:span text:style-name="Strong_20_Emphasis">LibreOffice Calc &gt; Changes</text:span>.</text:p>
      <text:p text:style-name="P22">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Text_20_body">In the Options dialog, choose <text:span text:style-name="Strong_20_Emphasis">LibreOffice Calc &gt; Compatibility</text:span>. This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73">Key Binding</text:p>
            </table:table-cell>
            <table:table-cell table:style-name="Table34.B1" office:value-type="string">
              <text:p text:style-name="P73">Default</text:p>
            </table:table-cell>
            <table:table-cell table:style-name="Table34.B1" office:value-type="string">
              <text:p text:style-name="P73">OpenOffice.org legacy</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pens Delete Contents dialog</text:p>
          </table:table-cell>
          <table:table-cell table:style-name="Table34.C2" office:value-type="string">
            <text:p text:style-name="P72">Immediately deletes contents</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Immediately deletes contents</text:p>
          </table:table-cell>
          <table:table-cell table:style-name="Table34.C3" office:value-type="string">
            <text:p text:style-name="P72">Opens Delete Contents dialog</text:p>
          </table:table-cell>
        </table:table-row>
        <table:table-row table:style-name="Table34.1">
          <table:table-cell table:style-name="Table34.A2" office:value-type="string">
            <text:p text:style-name="P74"><text:span text:style-name="Keystroke">Control+D</text:span><text:line-break/>(<text:span text:style-name="Keystroke">Command+D</text:span> on macOS)</text:p>
          </table:table-cell>
          <table:table-cell table:style-name="Table34.B4" office:value-type="string">
            <text:p text:style-name="P72">Fills cell content down within selection</text:p>
          </table:table-cell>
          <table:table-cell table:style-name="Table34.C4" office:value-type="string">
            <text:p text:style-name="P72">Opens the Selection List dialog</text:p>
          </table:table-cell>
        </table:table-row>
        <table:table-row table:style-name="Table34.1">
          <table:table-cell table:style-name="Table34.A5" office:value-type="string">
            <text:p text:style-name="P74"><text:span text:style-name="Keystroke">Alt+DownArrow</text:span><text:line-break/>(<text:span text:style-name="Keystroke">Option+DownArrow</text:span> on macOS)</text:p>
          </table:table-cell>
          <table:table-cell table:style-name="Table34.B5" office:value-type="string">
            <text:p text:style-name="P72">Select header of range;<text:line-break/>no action in empty cell</text:p>
          </table:table-cell>
          <table:table-cell table:style-name="Table34.C5" office:value-type="string">
            <text:p text:style-name="P72">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text:soft-page-break/>If you have activated the snap grid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Možnosti tisku<text:bookmark-end text:name="__RefHeading__30947_50982823"/></text:h>
      <text:p text:style-name="Text_20_body">In the Options dialog, choose <text:span text:style-name="Strong_20_Emphasis">LibreOffice Calc &gt; Print</text:span> to choose defaults for printing spreadsheets. You can override these for individual print jobs.</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grafy"/>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5</text:bookmark-ref>.</text:p>
      <text:p text:style-name="P24">To change the default color for a data series, select it in the left-hand column and then click on the required color in the color table.</text:p>
      <text:p text:style-name="P22">To add another data series, click <text:span text:style-name="Strong_20_Emphasis">Add</text:span>, then select the new series and click on the required color.</text:p>
      <text:p text:style-name="P23">Click <text:span text:style-name="Strong_20_Emphasis">Default</text:span> to restore the color settings that were defined when the program was installed.</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matické opravy"/>AutoCorrect functions<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7">Upravit můžeme nabídky, nástrojové lišty a klávesové zkratky, a pokud je potřeba, také nové nabídky a lišty přidat. Také lze událostem přiřadit makra.</text:p>
      <text:list xml:id="list1320955733" text:style-name="Heading_20_Tip">
        <text:list-item>
          <text:p text:style-name="Heading_20_Tip">Tip</text:p>
        </text:list-item>
      </text:list>
      <text:p text:style-name="P28">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přizpůsobení" text:key1="nabídky"/>Menu content<text:bookmark-end text:name="__RefHeading__30955_50982823"/></text:h>
      <text:p text:style-name="Text_20_body">You can add and rearrange menus on the Menu bar or context (right-click) menus; add, rearrange, and remove commands on menus; and make other changes.</text:p>
      <text:p text:style-name="P37">To customize menus, choose <text:span text:style-name="Strong_20_Emphasis">Tools &gt; Customize</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0">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0">To remove a command from the selected menu, click on it in the <text:span text:style-name="Emphasis">Assigned Commands</text:span> list and then click the large left arrow.</text:p>
        </text:list-item>
        <text:list-item>
          <text:p text:style-name="P101">To insert a separator or submenu, use the commands in the <text:span text:style-name="Strong_20_Emphasis">Insert</text:span> drop-down under <text:span text:style-name="Emphasis">Customize</text:span> at the bottom right.</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 below.</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Use the <text:span text:style-name="Strong_20_Emphasis">Reset</text:span> button to reset Calc’s menu configuration to the default settings.</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symbol next to <text:span text:style-name="Emphasis">Target</text:span> and select <text:span text:style-name="Strong_20_Emphasis">Add</text:span> from the drop-down list, to display the New Menu dialog shown in Figure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Figure <text:sequence text:ref-name="refFigure22" text:name="Figure" text:formula="ooow:Figure+1" style:num-format="1">23</text:sequence>: Location of command to add a new menu</text:p></draw:text-box></draw:frame></text:p>
      <text:list xml:id="list844008460" text:style-name="Numbering_20_1">
        <text:list-item text:start-value="1">
          <text:p text:style-name="P105">Type a name for the new menu in the <text:span text:style-name="Emphasis">Menu name</text:span> box.</text:p>
        </text:list-item>
        <text:list-item>
          <text:p text:style-name="P105">Use the up and down arrow buttons to move the new menu into the required position on the Menu bar. Click <text:span text:style-name="Strong_20_Emphasis">OK</text:span> to save and return to the Customize dialog.</text:p>
        </text:list-item>
      </text:list>
      <text:p text:style-name="P22">Nová nabídka se objeví v okně Přizpůsobit v seznamu nabídek. It will appear on the Menu bar itself after you save your customizations.</text:p>
      <text:p text:style-name="P22">After creating a new menu, you need to add some commands to it, as described above for modifying a menu.</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Figure <text:sequence text:ref-name="refFigure23" text:name="Figure" text:formula="ooow:Figure+1" style:num-format="1">24</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10710711137182" text:continue-list="list110712458476167"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110711799836997" text:continue-list="list110710858772335" text:style-name="Heading_20_Caution">
        <text:list-item>
          <text:p text:style-name="Heading_20_Caution">Upozornění</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ext:soft-page-break/>To get to the toolbar customization dialog (Figure <text:sequence-ref text:reference-format="value" text:ref-name="refFigure24">25</text:sequence-ref>), do any of the following:</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Choose <text:span text:style-name="Strong_20_Emphasis">View &gt; Toolbars &gt; Customize</text:span> on the Menu bar.</text:p>
        </text:list-item>
        <text:list-item>
          <text:p text:style-name="P99">Choose <text:span text:style-name="Strong_20_Emphasis">Tools &gt; Customize</text:span> on the Menu bar and go to the <text:span text:style-name="Emphasis">Toolbars</text:span> tab.</text:p>
        </text:list-item>
      </text:list>
      <text:p text:style-name="Text_20_Body_20_List_20_Intro">To customize a toolbar:</text:p>
      <text:list xml:id="list1800499275" text:style-name="Numbering_20_1">
        <text:list-item>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P106">Select the comman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P106">Click on the large right arrow to add the command to the <text:span text:style-name="Emphasis">Assigned Commands</text:span> list for the toolbar. Use the up and down arrows in the far right to position the command in the toolbar.</text:p>
        </text:list-item>
        <text:list-item>
          <text:p text:style-name="P107">To remove a command from a toolbar, select it in the <text:span text:style-name="Emphasis">Assigned Commands</text:span> list and click the large left arrow.</text:p>
        </text:list-item>
        <text:list-item>
          <text:p text:style-name="P107">To show or hide a command assigned to a toolbar, select or clear the checkbox by its icon in the <text:span text:style-name="Emphasis">Assigned Commands</text:span> list.</text:p>
        </text:list-item>
        <text:list-item>
          <text:p text:style-name="P102">To insert a separator, use the command in the <text:span text:style-name="Strong_20_Emphasis">Insert</text:span> drop-down under <text:span text:style-name="Emphasis">Customize</text:span> at the bottom right.</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104">Use the <text:span text:style-name="Strong_20_Emphasis">Reset</text:span> button to reset Calc’s toolbar configuration to the default settings.</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Choose <text:span text:style-name="Strong_20_Emphasis">Tools &gt; Customize</text:span> on the Menu bar.</text:p>
        </text:list-item>
        <text:list-item>
          <text:p text:style-name="P105">On the Toolbars tab of the Customize dialog, click the symbol next to <text:span text:style-name="Emphasis">Target</text:span> and select <text:span text:style-name="Strong_20_Emphasis">Add</text:span> from the drop-down list, to display the Name dialog.</text:p>
        </text:list-item>
        <text:list-item>
          <text:p text:style-name="P105">On the Name dialog, type the new toolbar's name and choose from the <text:span text:style-name="Emphasis">Save In</text:span> drop-down list where to save this new toolbar: for Calc or for the open document.</text:p>
        </text:list-item>
      </text:list>
      <text:p text:style-name="P22">Nová lišta se v okně Přizpůsobit objeví v seznamu lišt.</text:p>
      <text:p text:style-name="P15">To add commands to the new toolbar, follow the instructions earlier for modifying a toolbar.</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Figure <text:sequence text:ref-name="refFigure24" text:name="Figure" text:formula="ooow:Figure+1" style:num-format="1">25</text:sequence>: The Toolbars tab of the Customize dialog</text:p></draw:text-box></draw:frame></text:p>
      <text:h text:style-name="Heading_20_3" text:outline-level="3"><text:bookmark-start text:name="__RefHeading__30969_50982823"/>Výběr ikon pro příkazy v liště<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P22">Pokud chceme použít vlastní ikonu, vytvoříme ji v editoru obrázků a v okně Změnit ikonu ji do LibreOffice vložíme klepnutím na tlačítko <text:span text:style-name="Strong_20_Emphasis">Importovat</text:span>. For best quality, custom icons should be 24 x 24 pixels in size; other sizes will be scaled automatically.</text:p>
      <text:p text:style-name="P22">Select <text:span text:style-name="Strong_20_Emphasis">Modify &gt; Reset Icon</text:span> to revert to the option’s default ico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Figure <text:sequence text:ref-name="refFigure25" text:name="Figure" text:formula="ooow:Figure+1" style:num-format="1">26</text:sequence>: Change Icon dialog</text:p></draw:text-box></draw:frame></text:p>
      <text:h text:style-name="Heading_20_2" text:outline-level="2"><text:bookmark-start text:name="__RefHeading___Toc8984_3448608282"/><text:alphabetical-index-mark text:string-value="notebookbar, customizing"/>Notebook bar<text:bookmark-end text:name="__RefHeading___Toc8984_3448608282"/></text:h>
      <text:p text:style-name="P19">By default, LibreOffice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19">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5">Checkboxes are provided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P22">Use the <text:span text:style-name="Strong_20_Emphasis">Reset</text:span> button to reset the <text:span text:style-name="Emphasis">Tabbed</text:span> mode of the notebook bar configuration to the default settings.</text:p>
      <text:list xml:id="list110712254629953" text:continue-list="list110711208725618" text:style-name="Heading_20_Note">
        <text:list-item>
          <text:p text:style-name="P98">Poznámka</text:p>
        </text:list-item>
      </text:list>
      <text:p text:style-name="P30">In the LibreOffice 6.4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Figure <text:sequence text:ref-name="refFigure26" text:name="Figure" text:formula="ooow:Figure+1" style:num-format="1">27</text:sequence>: The Notebookbar tab of the Customize dialog</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10711942354334" text:continue-list="list110711799836997" text:style-name="Heading_20_Caution">
        <text:list-item>
          <text:p text:style-name="Heading_20_Caution">Upozornění</text:p>
        </text:list-item>
      </text:list>
      <text:p text:style-name="Text_20_Note">Avoid reassigning your operating system’s predefined shortcut keys.</text:p>
      <text:list xml:id="list110711074182292" text:continue-list="list110712254629953" text:style-name="Heading_20_Note">
        <text:list-item>
          <text:p text:style-name="Heading_20_Note">Poznámka</text:p>
        </text:list-item>
      </text:list>
      <text:p text:style-name="P75">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text:soft-page-break/>Select <text:span text:style-name="Strong_20_Emphasis">Tools &gt; Customize</text:span> and select the <text:span text:style-name="Emphasis">Keyboard</text:span> tab. (Figure <text:sequence-ref text:reference-format="value" text:ref-name="refFigure27">28</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Figure <text:sequence text:ref-name="refFigure27" text:name="Figure" text:formula="ooow:Figure+1" style:num-format="1">28</text:sequence>: Customizing a keyboard shortcut</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7">28</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loading saved configuration" text:key1="klávesové zkratky"/>Načtení uložené konfigurace klávesnice<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lávesové zkratky"/>Obnovení klávesových zkratek<text:bookmark-end text:name="__RefHeading__30979_50982823"/></text:h>
      <text:p text:style-name="P14">To reset all of the keyboard shortcuts to their default values, click the <text:span text:style-name="Strong_20_Emphasis">Reset</text:span> button on the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using to run macros" text:key1="klávesové zkratky"/>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To associate a macro with an event, use the <text:span text:style-name="Emphasis">Events</text:span> tab of the Customize dialog. For more information, see Chapter 13, Getting Started with Macros, in the <text:span text:style-name="Emphasis">Getting Started Guid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ato rozšíření jsou dostupná zdarma. Extensions from other sources may be free or may be available for a fee.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text:s/>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Find the extension you want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updating" text:key1="rozšíření"/>Aktualizace rozšíření<text:bookmark-end text:name="__RefHeading___Toc451654_690378497"/></text:h>
      <text:p text:style-name="P16">Click the <text:span text:style-name="Strong_20_Emphasis">Check for Updates</text:span> button on the Extension Manager dialog to check for updates to installed extensions.</text:p>
      <text:h text:style-name="P91" text:outline-level="2"><text:bookmark-start text:name="__RefHeading___Toc451656_690378497"/><text:alphabetical-index-mark text:string-value="disabling" text:key1="rozšíření"/><text:alphabetical-index-mark text:string-value="odstranění" text:key1="rozšíření"/>Odstranění a zakázání rozšíření<text:bookmark-end text:name="__RefHeading___Toc451656_690378497"/></text:h>
      <text:p text:style-name="P16">To remove (uninstall) an extension that you installed, select the extension in the main window of the Extension Manager dialog and click the <text:span text:style-name="Strong_20_Emphasis">Remove</text:span> button.</text:p>
      <text:p text:style-name="P16">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Figure <text:sequence text:ref-name="refFigure28" text:name="Figure" text:formula="ooow:Figure+1" style:num-format="1">29</text:sequence>: The Extension Manager dialog</text:p></draw:text-box></draw:frame></text:p>
      <text:h text:style-name="P84" text:outline-level="1"><text:bookmark-start text:name="__RefHeading___Toc438011_690378497"/><text:alphabetical-index-mark text:string-value="colors, adding custom"/><text:alphabetical-index-mark text:string-value="custom colors, adding"/>Přidání vlastních barev<text:bookmark-end text:name="__RefHeading___Toc438011_690378497"/></text:h>
      <text:p text:style-name="P8">The method for defining a custom color is as follows:</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Go to the <text:span text:style-name="Emphasis">Color</text:span> tab (Figure <text:sequence-ref text:reference-format="value" text:ref-name="refFigure29">30</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Figure <text:sequence text:ref-name="refFigure29" text:name="Figure" text:formula="ooow:Figure+1" style:num-format="1">30</text:sequence>: Defining a new color</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Figure <text:sequence text:ref-name="refFigure30" text:name="Figure" text:formula="ooow:Figure+1" style:num-format="1">31</text:sequence>: Defining a color by picking it from a color chart</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Chapter 14 Setting up and Customizing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